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37101614806748704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11150786200211918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41333513222828743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12684676986000560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751560521631781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622755110245337507"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36851870797058452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46365703356738338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326777" text:continue-list="list836851870797058452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08630803555557195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1232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1334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31039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32306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1027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98918526082995647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79430484792094520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4915794436427686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1040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3762052868659094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85883966221578853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591468254503915921" text:style-name="L15">
        <text:list-item>
          <text:list>
            <text:list-header>
              <text:p text:style-name="P183">1.5 miles averaging about 9:40/mile and rest 1 min</text:p>
            </text:list-header>
          </text:list>
        </text:list-item>
      </text:list>
      <text:p text:style-name="P24">1 mile in 8:26 and rest 2 min</text:p>
      <text:list xml:id="list436550764743187533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8324553826070774"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29704"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24959633464249050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30846853199684336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01831896255850519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319666" text:continue-list="list2308468531996843360" text:style-name="L19">
        <text:list-item>
          <text:list>
            <text:list-header>
              <text:p text:style-name="P187">(Pace*HR)=1240</text:p>
            </text:list-header>
          </text:list>
        </text:list-item>
      </text:list>
      <text:list xml:id="list37329798" text:continue-list="list2495963346424905000" text:style-name="L18">
        <text:list-item>
          <text:list>
            <text:list-header>
              <text:p text:style-name="P186">2 miles at 10:46/mile Ave HR= 121 bpm and rest a few minutes</text:p>
            </text:list-header>
          </text:list>
        </text:list-item>
      </text:list>
      <text:list xml:id="list37332912" text:continue-list="list3731966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31877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5257475625260042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13531095404124584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61774252310541603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761034324826539260"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31088589079867980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31351815329945705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334184"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1314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0342438579111025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91676534194369634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32504908636177133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3190720849381094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8500953807600701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650394374940181424" text:style-name="L32">
        <text:list-item>
          <text:list>
            <text:list-header>
              <text:p text:style-name="P197">0.25 miles in 2:54</text:p>
              <text:p text:style-name="P197">1 mile in 9:21 going faster as I ran and ending at around 8:30 pace</text:p>
            </text:list-header>
          </text:list>
        </text:list-item>
      </text:list>
      <text:list xml:id="list71754230111368861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3947502813611557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59920574359304646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4306525561039472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07826808289847636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61352520871806356"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724415129269854163"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3T17:05:24.68</dc:date>
    <dc:creator>James Lombardi</dc:creator>
    <meta:editing-duration>P29DT4H27M9S</meta:editing-duration>
    <meta:editing-cycles>2172</meta:editing-cycles>
    <meta:generator>OpenOffice/4.1.2$Win32 OpenOffice.org_project/412m3$Build-9782</meta:generator>
    <meta:document-statistic meta:table-count="0" meta:image-count="9" meta:object-count="0" meta:page-count="215" meta:paragraph-count="6292" meta:word-count="67844" meta:character-count="347196"/>
  </office:meta>
</office:document-meta>
</file>